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6DABECAF793FA925DD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master_5f_firs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bb3_man_start_page.png" text:anchor-type="paragraph" svg:width="209.96mm" svg:height="296.99mm" draw:z-index="0"><draw:image xlink:href="Pictures/10000000000004D8000006DABECAF793FA925DDC.jpg" xlink:type="simple" xlink:show="embed" xlink:actuate="onLoad" loext:mime-type="image/jpeg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2.4.2$Linux_X86_64 LibreOffice_project/2412653d852ce75f65fbfa83fb7e7b669a126d64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0" meta:image-count="1" meta:object-count="0" meta:page-count="2" meta:paragraph-count="5" meta:word-count="17" meta:character-count="67" meta:non-whitespace-character-count="55"/>
    <meta:user-defined meta:name="WebPublish_HTML_Profile">EEZ (HTML)</meta:user-defined>
  </office:meta>
</office:document-meta>
</file>